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233d" officeooo:paragraph-rsid="0020233d"/>
    </style:style>
    <style:style style:name="P2" style:family="paragraph" style:parent-style-name="Standard">
      <style:text-properties officeooo:rsid="00202693" officeooo:paragraph-rsid="00202693"/>
    </style:style>
    <style:style style:name="P3" style:family="paragraph" style:parent-style-name="Standard">
      <style:text-properties officeooo:rsid="002067fc" officeooo:paragraph-rsid="002067fc"/>
    </style:style>
    <style:style style:name="P4" style:family="paragraph" style:parent-style-name="Standard">
      <style:text-properties officeooo:rsid="002067fc" officeooo:paragraph-rsid="002067fc" fo:background-color="transparent"/>
    </style:style>
    <style:style style:name="P5" style:family="paragraph" style:parent-style-name="Standard">
      <style:text-properties officeooo:rsid="0021c399" officeooo:paragraph-rsid="0021c399" fo:background-color="transparent"/>
    </style:style>
    <style:style style:name="P6" style:family="paragraph" style:parent-style-name="Standard">
      <style:text-properties officeooo:rsid="00279449" officeooo:paragraph-rsid="00202693"/>
    </style:style>
    <style:style style:name="P7" style:family="paragraph" style:parent-style-name="Standard">
      <style:text-properties officeooo:rsid="0028a118" officeooo:paragraph-rsid="0028a118"/>
    </style:style>
    <style:style style:name="P8" style:family="paragraph" style:parent-style-name="Standard">
      <style:text-properties officeooo:rsid="00295187" officeooo:paragraph-rsid="00295187"/>
    </style:style>
    <style:style style:name="P9" style:family="paragraph" style:parent-style-name="Standard">
      <style:text-properties officeooo:rsid="0024a761" officeooo:paragraph-rsid="0024a761" fo:background-color="transparent"/>
    </style:style>
    <style:style style:name="P10" style:family="paragraph" style:parent-style-name="Standard">
      <style:text-properties officeooo:rsid="002b01f4" officeooo:paragraph-rsid="002cf60c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43c3b" style:font-style-asian="italic" style:font-style-complex="italic"/>
    </style:style>
    <style:style style:name="T3" style:family="text">
      <style:text-properties officeooo:rsid="00202693"/>
    </style:style>
    <style:style style:name="T4" style:family="text">
      <style:text-properties officeooo:rsid="002067f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067fc" fo:background-color="#ffff00" loext:char-shading-value="0"/>
    </style:style>
    <style:style style:name="T7" style:family="text">
      <style:text-properties officeooo:rsid="002cf60c" fo:background-color="#ffff00" loext:char-shading-value="0"/>
    </style:style>
    <style:style style:name="T8" style:family="text">
      <style:text-properties officeooo:rsid="002d6c02" fo:background-color="#ffff00" loext:char-shading-value="0"/>
    </style:style>
    <style:style style:name="T9" style:family="text">
      <style:text-properties officeooo:rsid="002e41c0" fo:background-color="#ffff00" loext:char-shading-value="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318d9" style:font-style-asian="normal" style:font-style-complex="normal"/>
    </style:style>
    <style:style style:name="T12" style:family="text">
      <style:text-properties fo:font-style="normal" officeooo:rsid="00243c3b" style:font-style-asian="normal" style:font-style-complex="normal"/>
    </style:style>
    <style:style style:name="T13" style:family="text">
      <style:text-properties officeooo:rsid="002616c9"/>
    </style:style>
    <style:style style:name="T14" style:family="text">
      <style:text-properties officeooo:rsid="0029a58a"/>
    </style:style>
    <style:style style:name="T15" style:family="text">
      <style:text-properties officeooo:rsid="002b01f4"/>
    </style:style>
    <style:style style:name="T16" style:family="text">
      <style:text-properties officeooo:rsid="002cf6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say topic: <text:span text:style-name="T13">What are </text:span>Poland's best bets to move away from coal<text:span text:style-name="T13">?</text:span></text:p>
      <text:p text:style-name="P6"/>
      <text:p text:style-name="P7">Summary:</text:p>
      <text:p text:style-name="P2"/>
      <text:p text:style-name="P8">Polish energy system heavily relies on coal. It constitutes 65.8% of domestic energy production and 60% of electricity generation (IEA, 2024).</text:p>
      <text:p text:style-name="P1"/>
      <text:p text:style-name="P1"/>
      <text:p text:style-name="P1">References:</text:p>
      <text:p text:style-name="P1"/>
      <text:p text:style-name="P3">The yellow highlighted parts are not formal parts of references, just my translations of authors and titles.</text:p>
      <text:p text:style-name="P1"/>
      <text:p text:style-name="P1">IEA, 2024. <text:span text:style-name="T1">Poland</text:span>. [online] Available at: &lt;https://www.iea.org/countries/poland/electricity&gt; [Accessed 23 February 2025].</text:p>
      <text:p text:style-name="P1"/>
      <text:p text:style-name="P1">IEA, 2022. Poland 2022. [online] Available at: &lt;https://www.iea.org/reports/poland-2022&gt;<text:span text:style-name="T3">.</text:span></text:p>
      <text:p text:style-name="P1"/>
      <text:p text:style-name="P1"><text:span text:style-name="T3">Ministerstwo Klimatu i Środowiska, </text:span><text:span text:style-name="T4">2022</text:span><text:span text:style-name="T15">a</text:span><text:span text:style-name="T4">. </text:span><text:span text:style-name="T3">Polityka energetyczna Polski do 2040 r. [online] Available at: &lt;</text:span>https://www.gov.pl/web/klimat/polityka-energetyczna-polski<text:span text:style-name="T3">&gt;</text:span><text:span text:style-name="T4">. </text:span><text:span text:style-name="T6">(Polish Minitry of Climate and Environment: Energy policy for Poland until 2040)</text:span></text:p>
      <text:p text:style-name="P1"><text:span text:style-name="T6"/></text:p>
      <text:p text:style-name="P4">Partia Zieloni, 2022. Zielony Plan Odbudowy. [online] Available at: &lt;https://partiazieloni.pl/wp-content/uploads/admin/docs/Zielony-Plan-Odbudowy-1.pdf&gt;. <text:span text:style-name="T5">(Polish Green Party, Green Rebuild Plan; contains a section on Energy Transition)</text:span>.</text:p>
      <text:p text:style-name="P4"/>
      <text:p text:style-name="P4">Kardaś, Sz. 2023. <text:span text:style-name="T10">From coal to consensus: Poland’s energy transition and its European future. [online] Available at: &lt;https://ecfr.eu/publication/from-coal-to-consensus-polands-energy-transition-and-its-european-future/#&gt;.</text:span></text:p>
      <text:p text:style-name="P4"><text:span text:style-name="T10"/></text:p>
      <text:p text:style-name="P5"><text:span text:style-name="T10">Secretariat Technical Assistance for Regions in Transition (START), 2024. START report on deliverables - Lower Silesia (PL) [online] Available at: &lt;https://circabc.europa.eu/ui/group/301e9528-b63b-4ca5-b7fa-c7f879572d5e/library/4d2f1ad7-209e-4b75-8e32-e0126ab20e8b/details?download=true&gt;</text:span><text:span text:style-name="T11">.</text:span></text:p>
      <text:p text:style-name="P5"><text:span text:style-name="T11"/></text:p>
      <text:p text:style-name="P5"><text:span text:style-name="T12">European Commission, Directorate-General for Energy, 2024. </text:span><text:span text:style-name="T2">Reimagining Transition in Eastern Wielkopolska : recommendations to build a sustainable ecosystem for social entrepreneurship that benefits citizens and local communities affected by the energy transition</text:span><text:span text:style-name="T12">. Publications Office of the European Union. https://data.europa.eu/doi/10.2833/043634.</text:span></text:p>
      <text:p text:style-name="P5"><text:span text:style-name="T12"/></text:p>
      <text:p text:style-name="P5"><text:span text:style-name="T12">European Commission, Directorate-General for Energy, 2024. </text:span><text:span text:style-name="T2">Regional profile Silesia, Poland. Publications Office of the European Union</text:span><text:span text:style-name="T12">. https://data.europa.eu/doi/10.2833/225888.</text:span></text:p>
      <text:p text:style-name="P5"><text:span text:style-name="T12"/></text:p>
      <text:p text:style-name="P5"><text:span text:style-name="T12">European Commission, Directorate-General for Energy, 2024. </text:span><text:span text:style-name="T2">Regional profile Wielkopolska, Poland. Publications Office of the European Union</text:span><text:span text:style-name="T12">. https://data.europa.eu/doi/10.2833/084091.</text:span></text:p>
      <text:p text:style-name="P5"><text:span text:style-name="T12"/></text:p>
      <text:p text:style-name="P5"><text:span text:style-name="T12">European Commission, Directorate-General for Energy, 2024. </text:span><text:span text:style-name="T2">Regional profile Lower Silesia, Poland. Publications Office of the European Union</text:span><text:span text:style-name="T12">. https://data.europa.eu/doi/10.2833/321710.</text:span></text:p>
      <text:p text:style-name="P5"><text:span text:style-name="T12"/></text:p>
      <text:p text:style-name="P5"><text:span text:style-name="T12">Directorate-General for Energy, 2021. </text:span><text:span text:style-name="T2">Good practice examples of regional and sub-regional strategies in coal regions in transition (Karlovy Vary START programme)</text:span><text:span text:style-name="T12">. [online] Available at: </text:span><text:soft-page-break/><text:span text:style-name="T12">&lt;https://energy.ec.europa.eu/publications/good-practice-examples-regional-and-sub-regional-strategies-coal-regions-transition-karlovy-vary_en&gt;.</text:span></text:p>
      <text:p text:style-name="P5"><text:span text:style-name="T12"/></text:p>
      <text:p text:style-name="P9"><text:span text:style-name="T12">B</text:span><text:span text:style-name="T10">eyond Fossil Fuels, 2024. </text:span><text:span text:style-name="T1">Energising Communities: Transforming Poland's power sector with locally-owned renewables</text:span><text:span text:style-name="T10">. [online] Available at: &lt;https://beyondfossilfuels.org/2024/05/27/energising-communities-transforming-polands-power-sector-with-locally-owned-renewables/&gt;.</text:span></text:p>
      <text:p text:style-name="P9"><text:span text:style-name="T10"/></text:p>
      <text:p text:style-name="P9"><text:span text:style-name="T14">European Comission, 2020. Assessment of the final national energy and climate plan of Poland. [online] Available at: &lt;</text:span>https://energy.ec.europa.eu/system/files/2021-01/staff_working_document_assessment_necp_poland_en_0.pdf<text:span text:style-name="T14">&gt;</text:span><text:span text:style-name="T15">.</text:span></text:p>
      <text:p text:style-name="P9"/>
      <text:p text:style-name="P10"><text:span text:style-name="T3">Ministerstwo Klimatu i Środowiska</text:span>, 2022b.<text:span text:style-name="T16"> Polityka Surowcowa Państwa. [online]</text:span> Available at: &lt;https://www.gov.pl/web/klimat/polityka-surowcowa-panstwa---dokument&gt;<text:span text:style-name="T16"> </text:span><text:span text:style-name="T6">(Polish Minitry of Climate and Environment: </text:span><text:span text:style-name="T7">Raw Materials Policy </text:span><text:span text:style-name="T6">20</text:span><text:span text:style-name="T7">5</text:span><text:span text:style-name="T6">0)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se" fo:country="NO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e" fo:country="NO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19:54:15.993049316</meta:creation-date>
    <meta:generator>LibreOffice/24.2.7.2$Linux_X86_64 LibreOffice_project/420$Build-2</meta:generator>
    <dc:date>2025-02-28T23:06:35.874768779</dc:date>
    <meta:editing-duration>PT7H31M38S</meta:editing-duration>
    <meta:editing-cycles>13</meta:editing-cycles>
    <meta:document-statistic meta:table-count="0" meta:image-count="0" meta:object-count="0" meta:page-count="2" meta:paragraph-count="19" meta:word-count="333" meta:character-count="3488" meta:non-whitespace-character-count="3175"/>
  </office:meta>
</office:document-meta>
</file>